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5a95" officeooo:paragraph-rsid="000e5a95"/>
    </style:style>
    <style:style style:name="P2" style:family="paragraph" style:parent-style-name="Standard">
      <style:text-properties officeooo:rsid="000f6102" officeooo:paragraph-rsid="000f6102"/>
    </style:style>
    <style:style style:name="P3" style:family="paragraph" style:parent-style-name="Standard">
      <style:text-properties officeooo:rsid="0010abd1" officeooo:paragraph-rsid="0010abd1"/>
    </style:style>
    <style:style style:name="T1" style:family="text">
      <style:text-properties officeooo:rsid="000f6102"/>
    </style:style>
    <style:style style:name="T2" style:family="text">
      <style:text-properties officeooo:rsid="0010abd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Creo un directorio nuevo en mi escritorio llamado “m08practica2” donde crearé el repositorio git</text:p>
      <text:p text:style-name="P1"/>
      <text:p text:style-name="P1"/>
      <text:p text:style-name="P1">2. <text:s/>Configuramos mi usuario de git con el username y el mail correctos:</text:p>
      <text:p text:style-name="P1"/>
      <text:p text:style-name="P1">git config --global user.name "Pablo Rodriguez"</text:p>
      <text:p text:style-name="P1">git config --global user.email "<text:a xlink:type="simple" xlink:href="mailto:dinocolmillo@gmail.com" text:style-name="Internet_20_link" text:visited-style-name="Visited_20_Internet_20_Link">dinocolmillo@gmail.com</text:a>"</text:p>
      <text:p text:style-name="P1"/>
      <text:p text:style-name="P1">3. Clonamos el proyecto desde el repositorio a local:</text:p>
      <text:p text:style-name="P1">git clone <text:a xlink:type="simple" xlink:href="https://gitlab.com/mercextec/dawbiom08test1.git" text:style-name="Internet_20_link" text:visited-style-name="Visited_20_Internet_20_Link">https://gitlab.com/mercextec/dawbiom08test1.git</text:a></text:p>
      <text:p text:style-name="P1"/>
      <text:p text:style-name="P1">4. Creo una nueva carpeta dentro del repositorio local, fun04, y dentro un html part1</text:p>
      <text:p text:style-name="P1"/>
      <text:p text:style-name="P2">5. Cambio a la rama de desarrollo:</text:p>
      <text:p text:style-name="P2">git checkout remotes/origin/development</text:p>
      <text:p text:style-name="P2"/>
      <text:p text:style-name="P1"><text:span text:style-name="T1">6</text:span>. <text:span text:style-name="T1">git add * para añadir los cambios realizados</text:span></text:p>
      <text:p text:style-name="P1"/>
      <text:p text:style-name="P2">7. Hago commit en la branch:</text:p>
      <text:p text:style-name="P2">git commit -m "added func4 part1"</text:p>
      <text:p text:style-name="P2"/>
      <text:p text:style-name="P2">8, <text:span text:style-name="T2">Push a master</text:span></text:p>
      <text:p text:style-name="P2"/>
      <text:p text:style-name="P2">git push origin master</text:p>
      <text:p text:style-name="P2"/>
      <text:p text:style-name="P3">Nombre de usuario: Bort8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11:07:42.631061280</meta:creation-date>
    <dc:date>2018-11-12T11:46:43.613778135</dc:date>
    <meta:editing-duration>PT6M27S</meta:editing-duration>
    <meta:editing-cycles>1</meta:editing-cycles>
    <meta:document-statistic meta:table-count="0" meta:image-count="0" meta:object-count="0" meta:page-count="1" meta:paragraph-count="15" meta:word-count="111" meta:character-count="711" meta:non-whitespace-character-count="616"/>
    <meta:generator>LibreOffice/6.0.6.2$Linux_X86_64 LibreOffice_project/00m0$Build-2</meta:generator>
  </office:meta>
</office:document-meta>
</file>